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e87" officeooo:paragraph-rsid="001a6e87"/>
    </style:style>
    <style:style style:name="T1" style:family="text">
      <style:text-properties fo:font-size="18.25pt" style:font-size-asian="16pt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tab/> * 使用高效缓冲区字节流进行文件的拷贝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s text:c="8"/>long kai=System.currentTimeMillis();</text:p>
      <text:p text:style-name="P1"><text:s text:c="8"/>gaocopy();</text:p>
      <text:p text:style-name="P1"><text:s text:c="8"/>long shi=System.currentTimeMillis();</text:p>
      <text:p text:style-name="P1"><text:s text:c="8"/>System.out.println("程序耗时"+(shi-kai)+"毫秒");</text:p>
      <text:p text:style-name="P1"><text:tab/>}</text:p>
      <text:p text:style-name="P1"><text:s text:c="4"/>public static void gaocopy(){</text:p>
      <text:p text:style-name="P1"><text:s text:c="4"/><text:tab/>//创建普通输入流</text:p>
      <text:p text:style-name="P1"><text:s text:c="4"/><text:tab/>InputStream in=null;</text:p>
      <text:p text:style-name="P1"><text:s text:c="4"/><text:tab/>//创建普通输出流</text:p>
      <text:p text:style-name="P1"><text:s text:c="4"/><text:tab/>OutputStream ou=null;</text:p>
      <text:p text:style-name="P1"><text:s text:c="4"/><text:tab/>//创建高效缓冲输入流</text:p>
      <text:p text:style-name="P1"><text:s text:c="4"/><text:tab/>BufferedInputStream bi=null;</text:p>
      <text:p text:style-name="P1"><text:s text:c="4"/><text:tab/>//创建高效缓冲输出流</text:p>
      <text:p text:style-name="P1"><text:s text:c="4"/><text:tab/>BufferedOutputStream bo=null;</text:p>
      <text:p text:style-name="P1"><text:s text:c="4"/><text:tab/>try {</text:p>
      <text:p text:style-name="P1"><text:tab/><text:tab/><text:tab/>in=new FileInputStream("D:/KuGou/Dj - 流行六哲、欢子伤感中文歌曲串烧 - 2014年9月收录.mp3");</text:p>
      <text:p text:style-name="P1"><text:tab/><text:tab/><text:tab/>ou=new FileOutputStream("F:/Dj - 流行六哲、欢子伤感中文歌曲串烧 - 2014年9月收录.mp3");</text:p>
      <text:p text:style-name="P1"><text:tab/><text:tab/><text:tab/>bi=new BufferedInputStream(in);</text:p>
      <text:p text:style-name="P1"><text:tab/><text:tab/><text:tab/>bo=new BufferedOutputStream(ou);</text:p>
      <text:p text:style-name="P1"><text:tab/><text:tab/><text:tab/>byte[] by=new byte[600000];</text:p>
      <text:p text:style-name="P1"><text:tab/><text:tab/><text:tab/>int len=-1;</text:p>
      <text:p text:style-name="P1"><text:tab/><text:tab/><text:tab/>while((len=bi.read(by))!=-1){</text:p>
      <text:p text:style-name="P1"><text:tab/><text:tab/><text:tab/><text:tab/>bo.write(by,0,len);</text:p>
      <text:p text:style-name="P1"><text:tab/><text:tab/><text:tab/>}</text:p>
      <text:p text:style-name="P1"><text:tab/><text:tab/><text:tab/>bo.flush();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catch (IOException e){</text:p>
      <text:p text:style-name="P1"><text:tab/><text:tab/><text:tab/>e.printStackTrace();</text:p>
      <text:p text:style-name="P1"><text:tab/><text:tab/>}finally{</text:p>
      <text:p text:style-name="P1"><text:tab/><text:tab/><text:tab/> <text:s/>try {</text:p>
      <text:p text:style-name="P1"><text:tab/><text:tab/><text:tab/><text:tab/> <text:s/>if(bo!=null)</text:p>
      <text:p text:style-name="P1"><text:tab/><text:tab/><text:tab/><text:tab/>bo.close();</text:p>
      <text:p text:style-name="P1"><text:tab/><text:tab/><text:tab/><text:tab/><text:tab/> if(bi!=null)</text:p>
      <text:p text:style-name="P1"><text:tab/><text:tab/><text:tab/><text:tab/><text:tab/><text:tab/> bi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</text:p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S</meta:editing-duration>
    <meta:editing-cycles>4</meta:editing-cycles>
    <meta:generator>LibreOffice/5.3.0.3$Windows_X86_64 LibreOffice_project/7074905676c47b82bbcfbea1aeefc84afe1c50e1</meta:generator>
    <dc:date>2018-03-01T14:55:27.039000000</dc:date>
    <meta:document-statistic meta:table-count="0" meta:image-count="0" meta:object-count="0" meta:page-count="1" meta:paragraph-count="48" meta:word-count="198" meta:character-count="1153" meta:non-whitespace-character-count="916"/>
    <meta:user-defined meta:name="Info 1"/>
    <meta:user-defined meta:name="Info 2"/>
    <meta:user-defined meta:name="Info 3"/>
    <meta:user-defined meta:name="Info 4"/>
  </office:meta>
</office:document-meta>
</file>